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648cm" fo:min-width="0.489cm"/>
    </style:style>
    <style:style style:name="gr2" style:family="graphic" style:parent-style-name="objectwithoutfill">
      <style:graphic-properties draw:marker-end="Short_20_line_20_Arrow" draw:marker-end-width="0.15cm" draw:stroke-linejoin="round" svg:stroke-linecap="butt" draw:fill="none" draw:textarea-vertical-align="middl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dash" draw:stroke-dash="Ultrafine_20_Dashed" draw:marker-end="Short_20_line_20_Arrow" draw:marker-end-width="0.15cm" draw:stroke-linejoin="round" svg:stroke-linecap="butt" draw:fill="none" draw:textarea-vertical-align="middle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541cm" fo:min-width="0.622cm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648cm" fo:min-width="0.938cm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496cm" fo:min-width="0.943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004cm" fo:min-width="0.94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1.27cm" svg:x="3.366cm" svg:y="3.055cm">
          <text:p text:style-name="P1"><text:span text:style-name="T1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97cm" svg:height="1.27cm" svg:x="7.866cm" svg:y="3.056cm">
          <text:p text:style-name="P1"><text:span text:style-name="T1">St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397cm" svg:height="1.27cm" svg:x="8.266cm" svg:y="8.657cm">
          <text:p text:style-name="P1"><text:span text:style-name="T1">Flo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63cm" svg:y1="3.69cm" svg:x2="7.866cm" svg:y2="3.691cm" draw:start-shape="id1" draw:start-glue-point="10" draw:end-shape="id2" svg:d="M4763 3690l3103 1" svg:viewBox="0 0 3104 2">
          <text:p/>
        </draw:connector>
        <draw:g>
          <svg:title>TexMaths</svg:title>
          <svg:desc>7§display§toString§svg§600§FALSE§</svg:desc>
          <draw:polygon draw:style-name="gr3" draw:text-style-name="P4" draw:layer="layout" svg:width="0.935cm" svg:height="0.215cm" svg:x="6.102cm" svg:y="3.378cm" svg:viewBox="0 0 936 216" draw:points="468,216 0,216 0,0 936,0 936,216">
            <text:p/>
          </draw:polygon>
          <draw:path draw:style-name="gr4" draw:text-style-name="P5" draw:layer="layout" svg:width="0.075cm" svg:height="0.157cm" svg:x="6.108cm" svg:y="3.392cm" svg:viewBox="0 0 76 158" svg:d="M46 56h23c5 0 7 0 7-5 0-3-2-3-7-3h-21c9-35 9-40 9-41 0-4-2-7-7-7 0 0-7 0-9 9l-10 39h-23c-5 0-8 0-8 5 0 3 2 3 7 3h22c-18 70-19 74-19 79 0 13 10 23 23 23 25 0 39-37 39-38 0-3-2-3-3-3-2 0-2 1-3 4-11 25-24 31-32 31-6 0-8-3-8-11 0-6 0-8 1-12z">
            <text:p/>
          </draw:path>
          <draw:path draw:style-name="gr4" draw:text-style-name="P5" draw:layer="layout" svg:width="0.105cm" svg:height="0.111cm" svg:x="6.201cm" svg:y="3.437cm" svg:viewBox="0 0 106 112" svg:d="M106 42c0-26-17-42-39-42-34 0-67 35-67 70 0 25 17 42 40 42 33 0 66-34 66-70zM40 107c-11 0-22-8-22-27 0-12 7-39 15-52 12-19 27-22 33-22 15 0 22 12 22 26 0 10-5 36-14 52-9 14-23 23-34 23z">
            <text:p/>
          </draw:path>
          <draw:path draw:style-name="gr4" draw:text-style-name="P5" draw:layer="layout" svg:width="0.145cm" svg:height="0.179cm" svg:x="6.322cm" svg:y="3.372cm" svg:viewBox="0 0 146 180" svg:d="M146 3c0-2 0-3-2-3-1 0-2 0-5 4l-12 14c-6-12-18-18-35-18-31 0-61 29-61 58 0 21 13 32 26 35l26 7c9 2 23 7 23 27 0 22-20 45-44 45-16 0-44-5-44-36 0-6 2-12 2-13s0-2 0-2c0-3-2-3-2-3-2 0-3 0-3 1-1 1-15 58-15 58 0 2 1 3 3 3 1 0 1-1 4-4l13-14c10 15 27 18 41 18 34 0 63-33 63-64 0-17-8-26-12-28-6-7-10-7-31-13-6-1-15-4-17-4-7-3-15-10-15-23 0-20 20-41 43-41 21 0 35 11 35 39 0 7 0 11 0 13 0 1 0 3 3 3 2 0 2-1 3-5z">
            <text:p/>
          </draw:path>
          <draw:path draw:style-name="gr4" draw:text-style-name="P5" draw:layer="layout" svg:width="0.075cm" svg:height="0.157cm" svg:x="6.479cm" svg:y="3.392cm" svg:viewBox="0 0 76 158" svg:d="M46 56h23c5 0 7 0 7-5 0-3-2-3-7-3h-21c9-35 9-40 9-41 0-4-2-7-7-7 0 0-7 0-9 9l-10 39h-23c-5 0-8 0-8 5 0 3 2 3 7 3h22c-18 70-19 74-19 79 0 13 10 23 23 23 25 0 39-37 39-38 0-3-2-3-3-3-2 0-2 1-3 4-11 25-24 31-32 31-6 0-8-3-8-11 0-6 0-8 1-12z">
            <text:p/>
          </draw:path>
          <draw:path draw:style-name="gr4" draw:text-style-name="P5" draw:layer="layout" svg:width="0.1cm" svg:height="0.111cm" svg:x="6.57cm" svg:y="3.437cm" svg:viewBox="0 0 101 112" svg:d="M15 95c-1 4-2 9-2 11 0 4 3 6 7 6 2 0 7-2 9-7 0-1 9-34 10-39 2-8 6-25 8-32 1-3 8-15 13-21 2-1 9-7 21-7 6 0 9 2 10 2-8 2-13 7-13 14 0 4 3 9 10 9 6 0 13-6 13-15 0-8-8-16-20-16-17 0-28 12-33 19-1-11-10-19-22-19-11 0-16 10-18 14-4 8-8 23-8 24 0 3 3 3 3 3 3 0 3 0 4-6 4-17 9-29 18-29 4 0 8 2 8 11 0 5-1 8-4 21z">
            <text:p/>
          </draw:path>
          <draw:path draw:style-name="gr4" draw:text-style-name="P5" draw:layer="layout" svg:width="0.065cm" svg:height="0.165cm" svg:x="6.687cm" svg:y="3.383cm" svg:viewBox="0 0 66 166" svg:d="M64 9c0-5-4-9-10-9s-13 6-13 13c0 5 3 9 9 9s14-6 14-13zM45 102c3-7 3-8 5-14 2-5 3-9 3-14 0-11-7-20-20-20-24 0-33 36-33 39 0 2 3 2 3 2 3 0 3-1 4-5 7-23 17-30 25-30 2 0 7 0 7 7 0 6-3 11-3 14-2 6-14 35-18 45-2 6-5 15-5 20 0 12 8 20 20 20 24 0 33-36 33-38 0-3-2-3-4-3s-2 1-3 5c-4 16-13 31-25 31-5 0-7-3-7-8 0-7 2-10 8-25z">
            <text:p/>
          </draw:path>
          <draw:path draw:style-name="gr4" draw:text-style-name="P5" draw:layer="layout" svg:width="0.133cm" svg:height="0.111cm" svg:x="6.771cm" svg:y="3.437cm" svg:viewBox="0 0 134 112" svg:d="M15 95c-1 4-2 9-2 11 0 4 3 6 7 6 2 0 7-2 9-7 0 0 3-12 4-18l6-23c1-4 2-10 4-16 1-4 3-12 3-12 4-8 17-30 40-30 11 0 13 9 13 17 0 15-11 47-16 58-2 5-2 8-2 11 0 12 9 20 20 20 23 0 33-36 33-38 0-3-3-3-4-3-2 0-2 1-3 5-5 17-14 31-25 31-5 0-6-3-6-8 0-6 2-13 4-18 5-13 16-40 16-54 0-17-12-27-29-27-23 0-34 16-39 22-1-14-11-22-22-22s-16 10-18 14c-4 8-8 23-8 24 0 3 3 3 3 3 3 0 3 0 4-6 4-17 9-29 18-29 5 0 8 2 8 11 0 5-1 8-4 21z">
            <text:p/>
          </draw:path>
          <draw:path draw:style-name="gr4" draw:text-style-name="P5" draw:layer="layout" svg:width="0.112cm" svg:height="0.159cm" svg:x="6.915cm" svg:y="3.437cm" svg:viewBox="0 0 113 160" svg:d="M113 16c0-1 0-3 0-4 0-4-2-7-7-7-2 0-9 2-9 10-5-9-14-15-23-15-29 0-59 34-59 70 0 25 14 39 33 39 14 0 26-12 28-14-5 22-8 33-8 33-1 2-9 27-36 27-4 0-12-1-19-3 7-2 10-8 10-13 0-4-3-9-10-9-5 0-13 5-13 15s9 15 33 15c31 0 49-19 52-34zM81 78c-2 6-7 12-13 17-5 5-13 9-20 9-12 0-16-13-16-23 0-12 7-41 14-54 7-12 17-21 28-21 16 0 19 19 19 21 0 1 0 2-1 3z">
            <text:p/>
          </draw:path>
        </draw:g>
        <draw:connector draw:style-name="gr2" draw:text-style-name="P3" draw:layer="layout" draw:type="line" svg:x1="8.266cm" svg:y1="9.292cm" svg:x2="4.065cm" svg:y2="4.325cm" draw:start-shape="id3" draw:start-glue-point="6" draw:end-shape="id1" draw:end-glue-point="8" svg:d="M8266 9292l-4201-4967" svg:viewBox="0 0 4202 4968">
          <text:p/>
        </draw:connector>
        <draw:g>
          <svg:title>TexMaths</svg:title>
          <svg:desc>7§display§round§svg§600§FALSE§</svg:desc>
          <draw:polygon draw:style-name="gr3" draw:text-style-name="P4" draw:layer="layout" svg:width="0.651cm" svg:height="0.17cm" draw:transform="rotate (-0.815243293606552) translate (6.06728262390657cm 6.76353107586983cm)" svg:viewBox="0 0 652 171" draw:points="326,171 0,171 0,0 652,0 652,171">
            <text:p/>
          </draw:polygon>
          <draw:path draw:style-name="gr4" draw:text-style-name="P5" draw:layer="layout" svg:width="0.1cm" svg:height="0.111cm" draw:transform="rotate (-0.815243293606552) translate (6.02732367225369cm 6.81079455414219cm)" svg:viewBox="0 0 101 112" svg:d="M15 94c-1 5-2 10-2 12 0 4 3 6 7 6 2 0 7-2 9-7 0-1 9-34 10-39 2-8 6-25 8-32 1-3 8-15 13-21 2-1 9-7 21-7 6 0 9 2 10 2-8 2-13 7-13 14 0 4 3 9 10 9 6 0 13-6 13-15 0-8-8-16-20-16-17 0-28 12-33 19-1-11-10-19-22-19-11 0-16 10-18 14-4 8-8 23-8 24 0 3 3 3 3 3 3 0 3 0 4-6 4-18 9-29 18-29 4 0 8 2 8 11 0 5-1 7-4 21z">
            <text:p/>
          </draw:path>
          <draw:path draw:style-name="gr4" draw:text-style-name="P5" draw:layer="layout" svg:width="0.105cm" svg:height="0.111cm" draw:transform="rotate (-0.815243293606552) translate (6.10991891138784cm 6.8984731473656cm)" svg:viewBox="0 0 106 112" svg:d="M106 42c0-26-17-42-39-42-34 0-67 35-67 70 0 24 17 42 40 42 33 0 66-34 66-70zM40 106c-11 0-22-7-22-26 0-12 7-39 15-52 12-19 27-22 33-22 15 0 22 11 22 26 0 10-5 36-14 52-9 14-23 22-34 22z">
            <text:p/>
          </draw:path>
          <draw:path draw:style-name="gr4" draw:text-style-name="P5" draw:layer="layout" svg:width="0.126cm" svg:height="0.111cm" draw:transform="rotate (-0.815243293606553) translate (6.18963292124987cm 6.98309318501145cm)" svg:viewBox="0 0 127 112" svg:d="M79 96c3 10 12 16 23 16 8 0 14-6 18-13 4-10 7-25 7-25 0-3-2-3-3-3-2 0-2 2-4 5-2 13-7 30-18 30-5 0-7-3-7-11 0-6 2-17 4-26l7-26c1-4 4-14 5-17 1-6 3-15 3-17 0-4-3-6-7-6-1 0-8 0-10 8-4 18-15 62-18 75-1 1-10 20-29 20-12 0-14-10-14-20 0-13 6-33 13-50 3-7 4-11 4-16 0-11-8-20-20-20-24 0-33 36-33 38 0 3 3 3 3 3 3 0 3-1 4-5 6-21 15-30 25-30 2 0 6 0 6 7s-2 14-4 18c-9 24-14 39-14 51 0 24 16 30 30 30 17 0 25-11 29-16z">
            <text:p/>
          </draw:path>
          <draw:path draw:style-name="gr4" draw:text-style-name="P5" draw:layer="layout" svg:width="0.133cm" svg:height="0.111cm" draw:transform="rotate (-0.815243293606553) translate (6.28567389698726cm 7.0850450375968cm)" svg:viewBox="0 0 134 112" svg:d="M15 94c-1 5-2 10-2 12 0 4 3 6 7 6 2 0 7-2 9-7 0 0 3-12 5-18l5-23c2-5 3-10 4-16 1-4 3-12 3-12 4-8 17-30 41-30 11 0 13 9 13 17 0 15-12 47-16 57-2 6-3 9-3 12 0 11 9 20 21 20 23 0 32-36 32-38 0-3-2-3-3-3-2 0-2 1-4 5-4 17-13 30-25 30-4 0-6-2-6-7 0-7 3-13 5-18 5-13 15-40 15-54 0-17-11-27-28-27-23 0-35 16-39 22-1-14-12-22-23-22s-16 10-18 14c-4 8-8 23-8 24 0 3 3 3 3 3 3 0 3 0 4-6 4-18 9-29 18-29 5 0 8 2 8 11 0 5-1 7-4 21z">
            <text:p/>
          </draw:path>
          <draw:path draw:style-name="gr4" draw:text-style-name="P5" draw:layer="layout" svg:width="0.117cm" svg:height="0.173cm" draw:transform="rotate (-0.815243293606552) translate (6.43370738919829cm 7.15148847642864cm)" svg:viewBox="0 0 118 174" svg:d="M118 3c0 0 0-3-3-3-4 0-27 2-32 3-2 0-3 1-3 5 0 2 2 2 5 2 12 0 13 2 13 5l-1 5-14 58c-5-10-12-16-23-16-29 0-60 37-60 72 0 23 13 40 33 40 5 0 17-1 32-19 2 11 11 19 23 19 9 0 14-6 18-14s7-24 7-24c0-3-2-3-2-3-3 0-3 1-4 5-4 16-9 30-19 30-7 0-7-6-7-11 0-6 0-7 1-12zM67 142c-2 4-2 5-5 9-12 13-21 17-28 17-13 0-16-13-16-23 0-12 7-42 14-53 7-15 18-24 28-24 16 0 19 20 19 21 0 2 0 3-1 5z">
            <text:p/>
          </draw:path>
        </draw:g>
        <draw:connector draw:style-name="gr2" draw:text-style-name="P3" draw:layer="layout" draw:type="curve" svg:x1="4.065cm" svg:y1="4.325cm" svg:x2="8.266cm" svg:y2="9.292cm" draw:start-shape="id1" draw:start-glue-point="8" draw:end-shape="id3" draw:end-glue-point="6" svg:d="M4065 4325c0 3312 1400 4967 4201 4967" svg:viewBox="0 0 4202 4968">
          <text:p/>
        </draw:connector>
        <draw:g>
          <svg:title>TexMaths</svg:title>
          <svg:desc>7§display§toFloat§svg§600§FALSE§</svg:desc>
          <draw:polygon draw:style-name="gr3" draw:text-style-name="P4" draw:layer="layout" svg:width="0.814cm" svg:height="0.17cm" draw:transform="rotate (-0.830253125173704) translate (4.99910070460173cm 7.60336594535129cm)" svg:viewBox="0 0 815 171" draw:points="408,171 0,171 0,0 815,0 815,171">
            <text:p/>
          </draw:polygon>
          <draw:path draw:style-name="gr4" draw:text-style-name="P5" draw:layer="layout" svg:width="0.075cm" svg:height="0.156cm" draw:transform="rotate (-0.830253125173704) translate (4.99101689853416cm 7.61834412799388cm)" svg:viewBox="0 0 76 157" svg:d="M46 56h23c5 0 7 0 7-5 0-3-2-3-7-3h-21c9-35 9-40 9-41 0-4-2-7-7-7 0 0-7 0-9 9l-10 39h-23c-5 0-8 0-8 5 0 3 2 3 7 3h22c-18 70-19 74-19 78 0 13 10 23 23 23 25 0 39-36 39-38s-2-2-3-2c-2 0-2 0-3 3-11 26-24 32-32 32-6 0-8-3-8-12 0-6 0-7 1-11z">
            <text:p/>
          </draw:path>
          <draw:path draw:style-name="gr4" draw:text-style-name="P5" draw:layer="layout" svg:width="0.105cm" svg:height="0.111cm" draw:transform="rotate (-0.830253125173704) translate (5.02032001207379cm 7.71772381793081cm)" svg:viewBox="0 0 106 112" svg:d="M106 42c0-26-17-42-39-42-34 0-67 35-67 70 0 24 17 42 40 42 33 0 66-34 66-70zM40 106c-11 0-22-7-22-26 0-12 7-39 15-52 12-19 27-22 33-22 15 0 22 11 22 26 0 10-5 36-14 52-9 14-23 22-34 22z">
            <text:p/>
          </draw:path>
          <draw:path draw:style-name="gr4" draw:text-style-name="P5" draw:layer="layout" svg:width="0.175cm" svg:height="0.167cm" draw:transform="rotate (-0.830253125173704) translate (5.14348101469933cm 7.76545930970345cm)" svg:viewBox="0 0 176 168" svg:d="M66 87h24c18 0 20 5 20 12 0 2 0 4-1 11-1 2-2 3-2 3 0 2 2 4 4 4s2-1 3-6l13-53c1-3 1-3 1-4s0-3-3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5" draw:layer="layout" svg:width="0.052cm" svg:height="0.173cm" draw:transform="rotate (-0.830253125173704) translate (5.27644182650643cm 7.90573830586408cm)" svg:viewBox="0 0 53 174" svg:d="M53 3c0 0 0-3-3-3-6 0-24 2-30 3-2 0-5 0-5 5 0 2 3 2 6 2 12 0 13 3 13 5l-1 5-32 123c0 2-1 4-1 8 0 14 11 23 22 23 9 0 15-5 19-14 5-9 8-24 8-24 0-3-2-3-3-3-3 0-3 1-3 5-5 16-9 30-20 30-7 0-7-7-7-11 0-6 0-7 2-12z">
            <text:p/>
          </draw:path>
          <draw:path draw:style-name="gr4" draw:text-style-name="P5" draw:layer="layout" svg:width="0.105cm" svg:height="0.111cm" draw:transform="rotate (-0.830253125173704) translate (5.28250100782835cm 8.00454689914928cm)" svg:viewBox="0 0 106 112" svg:d="M106 42c0-26-17-42-39-42-34 0-67 35-67 70 0 24 17 42 40 42 33 0 66-34 66-70zM40 106c-11 0-22-7-22-26 0-12 7-39 15-52 12-19 27-22 33-22 15 0 22 11 22 26 0 10-5 36-14 52-9 14-23 22-34 22z">
            <text:p/>
          </draw:path>
          <draw:path draw:style-name="gr4" draw:text-style-name="P5" draw:layer="layout" svg:width="0.112cm" svg:height="0.111cm" draw:transform="rotate (-0.830253125173704) translate (5.36233630203109cm 8.09188581937617cm)" svg:viewBox="0 0 113 112" svg:d="M83 16c-5-9-12-16-23-16-29 0-60 36-60 73 0 23 13 39 33 39 5 0 17-1 32-18 2 10 11 18 23 18 9 0 14-6 18-13 4-10 7-25 7-25 0-3-2-3-2-3-3 0-3 2-4 5-4 16-9 30-19 30-7 0-7-6-7-11 0-6 0-7 3-18s3-13 6-22l8-35c2-7 2-7 2-8 0-4-3-7-7-7-6 0-10 5-10 11zM67 80c-2 5-2 5-5 9-12 14-21 17-28 17-13 0-16-13-16-23 0-12 7-42 14-54 7-14 18-23 28-23 16 0 20 20 20 21 0 2-1 3-2 4z">
            <text:p/>
          </draw:path>
          <draw:path draw:style-name="gr4" draw:text-style-name="P5" draw:layer="layout" svg:width="0.075cm" svg:height="0.156cm" draw:transform="rotate (-0.830253125173704) translate (5.48042142394268cm 8.15374721293503cm)" svg:viewBox="0 0 76 157" svg:d="M46 56h23c5 0 7 0 7-5 0-3-2-3-7-3h-21c9-35 9-40 9-41 0-4-2-7-7-7 0 0-7 0-9 9l-10 39h-23c-5 0-8 0-8 5 0 3 2 3 7 3h22c-18 70-19 74-19 78 0 13 10 23 23 23 25 0 39-36 39-38s-2-2-3-2c-2 0-2 0-3 3-11 26-24 32-32 32-6 0-8-3-8-12 0-6 0-7 1-11z">
            <text:p/>
          </draw:path>
        </draw:g>
        <draw:connector draw:style-name="gr5" draw:text-style-name="P3" draw:layer="layout" draw:type="line" svg:x1="8.964cm" svg:y1="8.657cm" svg:x2="8.565cm" svg:y2="4.326cm" draw:start-shape="id3" draw:end-shape="id2" draw:end-glue-point="8" svg:d="M8964 8657l-399-4331" svg:viewBox="0 0 400 4332">
          <text:p/>
        </draw:connector>
        <draw:g>
          <svg:title>TexMaths</svg:title>
          <svg:desc>7§display§toString(round(x))§svg§600§FALSE§</svg:desc>
          <draw:polygon draw:style-name="gr3" draw:text-style-name="P4" draw:layer="layout" svg:width="2.107cm" svg:height="0.244cm" draw:transform="rotate (0.0319395253114962) translate (7.67825537228879cm 5.82059613154604cm)" svg:viewBox="0 0 2108 245" draw:points="1054,245 0,245 0,0 2108,0 2108,245">
            <text:p/>
          </draw:polygon>
          <draw:path draw:style-name="gr4" draw:text-style-name="P5" draw:layer="layout" svg:width="0.075cm" svg:height="0.156cm" draw:transform="rotate (0.0319395253114962) translate (7.68481111013159cm 5.85045314412502cm)" svg:viewBox="0 0 76 157" svg:d="M45 56h24c4 0 7 0 7-5 0-3-3-3-7-3h-21c9-35 9-40 9-41 0-4-2-7-7-7 0 0-7 0-9 9l-10 39h-23c-5 0-8 0-8 5 0 3 2 3 7 3h22c-18 70-19 74-19 78 0 13 10 23 23 23 25 0 39-36 39-37 0-3-2-3-3-3-2 0-3 0-3 3-11 26-24 32-32 32-6 0-8-3-8-12 0-6 0-7 1-11z">
            <text:p/>
          </draw:path>
          <draw:path draw:style-name="gr4" draw:text-style-name="P5" draw:layer="layout" svg:width="0.105cm" svg:height="0.111cm" draw:transform="rotate (0.0319395253114962) translate (7.77927429827363cm 5.89218510468442cm)" svg:viewBox="0 0 106 112" svg:d="M106 42c0-26-17-42-40-42-33 0-66 35-66 70 0 24 17 42 40 42 33 0 66-34 66-70zM40 106c-11 0-22-7-22-26 0-12 6-39 15-52 12-19 26-22 33-22 14 0 22 11 22 26 0 10-5 36-15 52-8 14-22 22-33 22z">
            <text:p/>
          </draw:path>
          <draw:path draw:style-name="gr4" draw:text-style-name="P5" draw:layer="layout" svg:width="0.145cm" svg:height="0.179cm" draw:transform="rotate (0.0319395253114962) translate (7.89823635424085cm 5.82405595707207cm)" svg:viewBox="0 0 146 180" svg:d="M146 3c0-2 0-3-2-3-1 0-2 0-5 3l-12 14c-6-11-19-17-35-17-31 0-61 29-61 58 0 20 13 31 26 35l26 7c9 2 23 6 23 26 0 22-20 46-44 46-17 0-44-6-44-36 0-6 2-12 2-14v-1c0-3-2-3-3-3s-2 0-2 1c-1 1-15 57-15 58s1 3 3 3c1 0 1-1 4-5l13-14c10 15 27 19 41 19 33 0 63-33 63-64 0-17-9-26-12-29-6-6-10-7-32-12-5-2-14-4-16-4-7-3-15-10-15-23 0-20 20-41 43-41 21 0 35 10 35 38 0 8 0 12 0 14 0 0 0 3 2 3 3 0 3-1 4-5z">
            <text:p/>
          </draw:path>
          <draw:path draw:style-name="gr4" draw:text-style-name="P5" draw:layer="layout" svg:width="0.075cm" svg:height="0.156cm" draw:transform="rotate (0.0319395253114962) translate (8.0562510525164cm 5.83858549288039cm)" svg:viewBox="0 0 76 157" svg:d="M45 56h24c4 0 7 0 7-5 0-3-3-3-7-3h-21c9-35 9-40 9-41 0-4-2-7-7-7 0 0-7 0-9 9l-10 39h-23c-5 0-8 0-8 5 0 3 2 3 7 3h22c-18 70-19 74-19 78 0 13 10 23 23 23 25 0 39-36 39-37 0-3-2-3-3-3-2 0-3 0-3 3-11 26-24 32-32 32-6 0-8-3-8-12 0-6 0-7 1-11z">
            <text:p/>
          </draw:path>
          <draw:path draw:style-name="gr4" draw:text-style-name="P5" draw:layer="layout" svg:width="0.1cm" svg:height="0.111cm" draw:transform="rotate (0.0319395253114962) translate (8.14791619966118cm 5.88040685194257cm)" svg:viewBox="0 0 101 112" svg:d="M15 94c-1 5-2 10-2 12 0 4 3 6 7 6 2 0 7-2 9-7 0-1 9-34 9-39 3-8 7-25 9-32 1-3 8-15 13-21 2-1 9-7 20-7 7 0 10 2 11 2-8 2-13 7-13 14 0 4 2 9 9 9s14-6 14-15c0-8-8-16-21-16-16 0-27 12-32 19-1-11-10-19-22-19-11 0-16 10-18 14-5 8-8 23-8 24 0 3 3 3 3 3 3 0 3 0 4-6 4-18 9-29 18-29 4 0 8 2 8 11 0 5-1 7-4 21z">
            <text:p/>
          </draw:path>
          <draw:path draw:style-name="gr4" draw:text-style-name="P5" draw:layer="layout" svg:width="0.065cm" svg:height="0.165cm" draw:transform="rotate (0.0319395253114962) translate (8.26371546804986cm 5.82286706045331cm)" svg:viewBox="0 0 66 166" svg:d="M64 9c0-5-4-9-10-9s-13 6-13 13c0 4 3 9 9 9s14-6 14-13zM45 101c3-7 3-7 5-14 2-5 3-8 3-13 0-11-8-20-20-20-24 0-33 35-33 38 0 2 3 2 3 2 3 0 3 0 4-4 7-23 17-31 25-31 2 0 6 0 6 8 0 6-2 11-2 13-2 7-14 35-18 46-2 6-5 14-5 19 0 12 8 21 20 21 24 0 33-36 33-38 0-3-2-3-4-3s-2 1-3 5c-4 15-13 30-25 30-5 0-7-2-7-8s2-9 8-25z">
            <text:p/>
          </draw:path>
          <draw:path draw:style-name="gr4" draw:text-style-name="P5" draw:layer="layout" svg:width="0.133cm" svg:height="0.111cm" draw:transform="rotate (0.0319395253114962) translate (8.34937515146311cm 5.87397015974209cm)" svg:viewBox="0 0 134 112" svg:d="M15 94c-1 5-2 10-2 12 0 4 3 6 7 6 2 0 7-2 9-7 0 0 2-12 4-18l5-23c2-5 3-10 5-16 1-4 2-12 3-12 4-8 17-30 40-30 11 0 13 9 13 17 0 15-12 47-16 57-2 6-2 9-2 12 0 11 9 20 20 20 23 0 33-36 33-38 0-3-3-3-4-3-2 0-2 1-3 5-5 17-14 30-26 30-4 0-5-2-5-7 0-7 2-13 4-18 5-13 15-40 15-54 0-17-11-27-28-27-23 0-35 16-39 22-1-14-11-22-22-22s-16 10-18 14c-5 8-8 23-8 24 0 3 3 3 3 3 3 0 3 0 4-6 4-18 9-29 18-29 5 0 8 2 8 11 0 5-1 7-4 21z">
            <text:p/>
          </draw:path>
          <draw:path draw:style-name="gr4" draw:text-style-name="P5" draw:layer="layout" svg:width="0.112cm" svg:height="0.158cm" draw:transform="rotate (0.0319395253114962) translate (8.49277475257212cm 5.8693884864744cm)" svg:viewBox="0 0 113 159" svg:d="M113 16c0-1 0-3 0-4 0-4-2-7-7-7-2 0-9 2-9 10-5-9-14-15-24-15-28 0-58 34-58 70 0 24 14 39 33 39 14 0 25-12 28-14-5 22-8 32-8 33-1 2-9 26-36 26-4 0-12 0-19-2 7-2 10-9 10-13s-3-9-10-9c-5 0-13 5-13 15 0 9 9 14 33 14 31 0 49-19 52-33zM80 78c-1 6-7 12-12 17-5 4-13 8-20 8-12 0-16-12-16-22 0-12 7-41 13-54 7-12 18-21 28-21 17 0 20 19 20 21 0 1 0 2-1 3z">
            <text:p/>
          </draw:path>
          <draw:path draw:style-name="gr4" draw:text-style-name="P5" draw:layer="layout" svg:width="0.057cm" svg:height="0.245cm" draw:transform="rotate (0.0319395253114962) translate (8.63726160651803cm 5.78925628751705cm)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5" draw:layer="layout" svg:width="0.1cm" svg:height="0.111cm" draw:transform="rotate (0.0319395253114962) translate (8.71731754260135cm 5.86221425662594cm)" svg:viewBox="0 0 101 112" svg:d="M15 94c-1 5-2 10-2 12 0 4 3 6 7 6 2 0 7-2 9-7 0-1 9-34 9-39 3-8 7-25 9-32 1-3 8-15 13-21 2-1 9-7 20-7 7 0 10 2 11 2-8 2-13 7-13 14 0 4 2 9 9 9s14-6 14-15c0-8-8-16-21-16-16 0-27 12-32 19-1-11-10-19-22-19-11 0-16 10-18 14-5 8-8 23-8 24 0 3 3 3 3 3 3 0 3 0 4-6 4-18 9-29 18-29 4 0 8 2 8 11 0 5-1 7-4 21z">
            <text:p/>
          </draw:path>
          <draw:path draw:style-name="gr4" draw:text-style-name="P5" draw:layer="layout" svg:width="0.105cm" svg:height="0.111cm" draw:transform="rotate (0.0319395253114962) translate (8.83763330548306cm 5.85837012100622cm)" svg:viewBox="0 0 106 112" svg:d="M106 42c0-26-17-42-40-42-33 0-66 35-66 70 0 24 17 42 40 42 33 0 66-34 66-70zM40 106c-11 0-22-7-22-26 0-12 6-39 15-52 12-19 26-22 33-22 14 0 22 11 22 26 0 10-5 36-15 52-8 14-22 22-33 22z">
            <text:p/>
          </draw:path>
          <draw:path draw:style-name="gr4" draw:text-style-name="P5" draw:layer="layout" svg:width="0.126cm" svg:height="0.111cm" draw:transform="rotate (0.0319395253114962) translate (8.95375200686889cm 5.85466008314067cm)" svg:viewBox="0 0 127 112" svg:d="M79 96c3 10 12 16 22 16 9 0 14-6 19-13 4-10 7-25 7-25 0-3-2-3-3-3-2 0-2 2-4 5-2 13-7 30-18 30-5 0-8-3-8-11 0-6 3-17 5-26l7-26c1-4 4-14 5-17 1-6 3-15 3-17 0-4-3-6-7-6-1 0-8 0-10 8-4 18-15 62-18 75-1 1-10 20-29 20-12 0-14-10-14-20 0-13 6-33 13-50 3-7 4-11 4-16 0-11-8-20-20-20-24 0-33 36-33 38 0 3 3 3 3 3 3 0 3-1 4-5 6-21 15-30 25-30 2 0 6 0 6 7s-2 14-4 18c-10 24-14 39-14 51 0 24 16 30 30 30 16 0 25-11 29-16z">
            <text:p/>
          </draw:path>
          <draw:path draw:style-name="gr4" draw:text-style-name="P5" draw:layer="layout" svg:width="0.133cm" svg:height="0.111cm" draw:transform="rotate (0.0319395253114962) translate (9.09365405673134cm 5.85019015800144cm)" svg:viewBox="0 0 134 112" svg:d="M15 94c-1 5-2 10-2 12 0 4 3 6 7 6 2 0 7-2 9-7 0 0 2-12 4-18l5-23c2-5 3-10 5-16 1-4 2-12 3-12 4-8 17-30 40-30 11 0 13 9 13 17 0 15-12 47-16 57-2 6-2 9-2 12 0 11 9 20 20 20 23 0 33-36 33-38 0-3-3-3-4-3-2 0-2 1-3 5-5 17-14 30-26 30-4 0-5-2-5-7 0-7 2-13 4-18 5-13 15-40 15-54 0-17-11-27-28-27-23 0-35 16-39 22-1-14-11-22-22-22s-16 10-18 14c-5 8-8 23-8 24 0 3 3 3 3 3 3 0 3 0 4-6 4-18 9-29 18-29 5 0 8 2 8 11 0 5-1 7-4 21z">
            <text:p/>
          </draw:path>
          <draw:path draw:style-name="gr4" draw:text-style-name="P5" draw:layer="layout" svg:width="0.117cm" svg:height="0.173cm" draw:transform="rotate (0.0319395253114962) translate (9.24138530323184cm 5.78393870453411cm)" svg:viewBox="0 0 118 174" svg:d="M118 3c0 0 0-3-3-3-4 0-28 2-32 3-2 0-3 1-3 5 0 2 2 2 5 2 12 0 13 2 13 5l-1 5-14 58c-5-10-12-16-24-16-28 0-59 37-59 72 0 23 13 40 33 40 5 0 17-1 32-19 2 11 11 19 22 19 10 0 15-6 19-14s7-24 7-24c0-3-2-3-2-3-3 0-3 1-4 5-4 16-9 30-19 30-7 0-8-6-8-11 0-6 1-7 2-12zM66 142c-1 4-1 5-4 9-12 13-21 17-28 17-13 0-17-13-17-23 0-12 8-42 14-53 8-15 19-24 29-24 16 0 19 20 19 21 0 2 0 3-1 5z">
            <text:p/>
          </draw:path>
          <draw:path draw:style-name="gr4" draw:text-style-name="P5" draw:layer="layout" svg:width="0.057cm" svg:height="0.245cm" draw:transform="rotate (0.0319395253114962) translate (9.38293953228487cm 5.765431586525cm)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5" draw:layer="layout" svg:width="0.122cm" svg:height="0.111cm" draw:transform="rotate (0.0319395253114962) translate (9.46369497861752cm 5.8383672060082cm)" svg:viewBox="0 0 123 112" svg:d="M76 35c1-7 7-29 24-29 1 0 7 0 12 2-6 2-12 8-12 14 0 4 3 9 10 9 5 0 13-5 13-15 0-13-15-16-23-16-14 0-23 13-26 19-6-16-19-19-26-19-26 0-40 32-40 38 0 3 2 3 2 3 3 0 3-1 4-3 8-26 24-32 33-32 5 0 13 2 13 16 0 7-4 24-13 59-4 15-13 25-23 25-2 0-8 0-13-3 6-1 11-6 11-13s-5-9-9-9c-7 0-13 7-13 15 0 11 13 16 23 16 17 0 25-18 26-19 3 9 12 19 27 19 25 0 39-32 39-38 0-3-2-3-2-3-2 0-3 2-4 3-8 27-24 32-33 32-10 0-13-7-13-16 0-5 1-10 4-22z">
            <text:p/>
          </draw:path>
          <draw:path draw:style-name="gr4" draw:text-style-name="P5" draw:layer="layout" svg:width="0.057cm" svg:height="0.245cm" draw:transform="rotate (0.0319395253114962) translate (9.60818183256342cm 5.75823500705085cm)" svg:viewBox="0 0 58 246" svg:d="M58 123c0-19-3-49-17-77-14-30-36-46-38-46s-3 1-3 3l5 5c24 25 38 64 38 115 0 43-9 86-40 117-3 3-3 3-3 4s1 2 3 2 24-17 39-48c13-27 16-54 16-75z">
            <text:p/>
          </draw:path>
          <draw:path draw:style-name="gr4" draw:text-style-name="P5" draw:layer="layout" svg:width="0.057cm" svg:height="0.245cm" draw:transform="rotate (0.0319395253114962) translate (9.70331522646989cm 5.75519545795619cm)" svg:viewBox="0 0 58 246" svg:d="M58 123c0-19-3-49-17-77-14-30-36-46-38-46s-3 1-3 3l5 5c24 25 38 64 38 115 0 43-9 86-40 117-3 3-3 3-3 4s1 2 3 2 24-17 39-48c13-27 16-54 16-75z">
            <text:p/>
          </draw:path>
        </draw:g>
        <draw:custom-shape draw:style-name="gr6" draw:text-style-name="P6" xml:id="id4" draw:id="id4" draw:layer="layout" svg:width="1.586cm" svg:height="1.119cm" svg:x="12.176cm" svg:y="3.056cm">
          <text:p text:style-name="P1"><text:span text:style-name="T2">List[Int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5" draw:id="id5" draw:layer="layout" svg:width="2.032cm" svg:height="1.27cm" svg:x="16.875cm" svg:y="2.932cm">
          <text:p text:style-name="P1"><text:span text:style-name="T2">List[String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6" draw:id="id6" draw:layer="layout" svg:width="2.041cm" svg:height="1.054cm" svg:x="16.621cm" svg:y="8.874cm">
          <text:p text:style-name="P1"><text:span text:style-name="T2">List[Float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762cm" svg:y1="3.616cm" svg:x2="16.875cm" svg:y2="3.567cm" draw:start-shape="id4" draw:start-glue-point="10" draw:end-shape="id5" svg:d="M13762 3616l3113-49" svg:viewBox="0 0 3114 50">
          <text:p/>
        </draw:connector>
        <draw:g>
          <svg:title>TexMaths</svg:title>
          <svg:desc>7§display§map(toString)§svg§600§FALSE§</svg:desc>
          <draw:polygon draw:style-name="gr3" draw:text-style-name="P4" draw:layer="layout" svg:width="1.594cm" svg:height="0.244cm" svg:x="14.502cm" svg:y="3.275cm" svg:viewBox="0 0 1595 245" draw:points="798,245 0,245 0,0 1595,0 1595,245">
            <text:p/>
          </draw:polygon>
          <draw:path draw:style-name="gr4" draw:text-style-name="P5" draw:layer="layout" svg:width="0.201cm" svg:height="0.111cm" svg:x="14.509cm" svg:y="3.349cm" svg:viewBox="0 0 202 112" svg:d="M15 94c-1 5-2 10-2 12 0 4 3 6 7 6 2 0 7-2 9-7 0 0 3-12 5-18l5-23c1-5 3-10 4-16 1-4 3-12 3-12 4-8 17-30 40-30 11 0 13 9 13 17 0 6-1 13-3 20l-7 29-5 19c-1 5-3 13-3 15 0 4 4 6 7 6 8 0 9-6 11-14 4-14 13-50 15-60 1-3 14-32 41-32 10 0 13 8 13 17 0 14-10 42-15 55-2 6-3 9-3 14 0 11 8 20 20 20 23 0 32-36 32-38 0-3-2-3-2-3-3 0-3 1-5 5-3 13-11 30-25 30-4 0-5-2-5-7 0-7 2-13 4-18 5-13 15-40 15-54 0-17-10-27-29-27-18 0-30 11-39 24-1-3-2-11-9-18-5-5-14-6-20-6-22 0-34 16-39 22 0-14-11-22-22-22s-16 10-18 14c-4 9-8 23-8 24 0 3 3 3 3 3 3 0 3 0 4-6 4-18 9-29 18-29 4 0 8 2 8 11 0 5-1 7-4 21z">
            <text:p/>
          </draw:path>
          <draw:path draw:style-name="gr4" draw:text-style-name="P5" draw:layer="layout" svg:width="0.112cm" svg:height="0.111cm" svg:x="14.727cm" svg:y="3.349cm" svg:viewBox="0 0 113 112" svg:d="M83 16c-5-9-12-16-23-16-29 0-60 36-60 73 0 23 13 39 33 39 5 0 17-1 32-18 2 10 11 18 23 18 9 0 14-6 18-13 4-10 7-25 7-25 0-3-2-3-2-3-3 0-3 2-4 5-4 16-9 30-19 30-7 0-7-6-7-11 0-6 0-7 3-18s3-13 6-22l8-35c2-7 2-7 2-8 0-4-3-7-7-7-6 0-10 5-10 11zM67 80c-2 5-2 5-5 9-12 14-21 17-28 17-13 0-16-13-16-23 0-12 7-42 14-54 7-14 18-23 28-23 16 0 20 20 20 21 0 2-1 3-2 4z">
            <text:p/>
          </draw:path>
          <draw:path draw:style-name="gr4" draw:text-style-name="P5" draw:layer="layout" svg:width="0.128cm" svg:height="0.156cm" svg:x="14.839cm" svg:y="3.349cm" svg:viewBox="0 0 129 157" svg:d="M19 139c-2 8-2 11-13 11-3 0-6 0-6 4 0 2 1 3 4 3 6 0 13-1 20-1 8 0 17 1 24 1 2 0 5 0 5-5 0-2-3-2-6-2-13 0-13-3-13-5s11-43 13-49c3 7 10 16 22 16 29 0 60-37 60-73 0-23-14-39-33-39-12 0-24 9-32 18-2-13-14-18-23-18-11 0-16 10-18 14-4 8-8 23-8 24 0 3 3 3 4 3 2 0 2 0 4-6 4-18 9-29 18-29 4 0 7 2 7 11 0 5 0 8-1 12zM62 32c2-7 9-14 14-17 8-8 15-9 19-9 11 0 16 8 16 23 0 14-8 42-12 52-9 18-21 25-30 25-16 0-19-20-19-21s0-2 0-5z">
            <text:p/>
          </draw:path>
          <draw:path draw:style-name="gr4" draw:text-style-name="P5" draw:layer="layout" svg:width="0.057cm" svg:height="0.245cm" svg:x="14.994cm" svg:y="3.274cm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5" draw:layer="layout" svg:width="0.075cm" svg:height="0.156cm" svg:x="15.071cm" svg:y="3.305cm" svg:viewBox="0 0 76 157" svg:d="M46 56h23c5 0 7 0 7-5 0-3-2-3-7-3h-21c9-35 9-40 9-41 0-4-2-7-7-7 0 0-7 0-9 9l-10 39h-23c-5 0-8 0-8 5 0 3 2 3 7 3h22c-18 70-19 74-19 78 0 13 10 23 23 23 25 0 39-36 39-37 0-3-2-3-3-3-2 0-2 0-3 3-11 26-24 32-32 32-6 0-8-3-8-12 0-6 0-7 1-11z">
            <text:p/>
          </draw:path>
          <draw:path draw:style-name="gr4" draw:text-style-name="P5" draw:layer="layout" svg:width="0.105cm" svg:height="0.111cm" svg:x="15.164cm" svg:y="3.349cm" svg:viewBox="0 0 106 112" svg:d="M106 42c0-26-17-42-39-42-34 0-67 35-67 70 0 24 17 42 40 42 33 0 66-34 66-70zM40 106c-11 0-22-7-22-26 0-12 7-39 15-52 12-19 27-22 33-22 15 0 22 11 22 26 0 10-5 36-14 52-9 14-23 22-34 22z">
            <text:p/>
          </draw:path>
          <draw:path draw:style-name="gr4" draw:text-style-name="P5" draw:layer="layout" svg:width="0.145cm" svg:height="0.179cm" svg:x="15.285cm" svg:y="3.285cm" svg:viewBox="0 0 146 180" svg:d="M146 3c0-2 0-3-2-3-1 0-2 0-5 3l-12 14c-6-11-18-17-35-17-31 0-60 29-60 58 0 20 12 31 25 35l26 7c9 2 23 6 23 26 0 22-20 46-44 46-16 0-44-6-44-36 0-6 2-12 2-14v-1c0-3-1-3-2-3-2 0-3 0-3 1-1 1-15 57-15 58s1 3 3 3c1 0 1-1 4-5l13-14c10 15 27 19 41 19 34 0 63-33 63-64 0-17-8-26-12-29-6-6-10-7-31-12-6-2-15-4-17-4-7-3-15-10-15-23 0-20 20-41 43-41 21 0 35 10 35 38 0 8 0 12 0 14 0 0 0 3 3 3 2 0 2-1 3-5z">
            <text:p/>
          </draw:path>
          <draw:path draw:style-name="gr4" draw:text-style-name="P5" draw:layer="layout" svg:width="0.075cm" svg:height="0.156cm" svg:x="15.443cm" svg:y="3.305cm" svg:viewBox="0 0 76 157" svg:d="M46 56h23c5 0 7 0 7-5 0-3-2-3-7-3h-21c9-35 9-40 9-41 0-4-2-7-7-7 0 0-7 0-9 9l-10 39h-23c-5 0-8 0-8 5 0 3 2 3 7 3h22c-18 70-19 74-19 78 0 13 10 23 23 23 25 0 39-36 39-37 0-3-2-3-3-3-2 0-2 0-3 3-11 26-24 32-32 32-6 0-8-3-8-12 0-6 0-7 1-11z">
            <text:p/>
          </draw:path>
          <draw:path draw:style-name="gr4" draw:text-style-name="P5" draw:layer="layout" svg:width="0.1cm" svg:height="0.111cm" svg:x="15.533cm" svg:y="3.349cm" svg:viewBox="0 0 101 112" svg:d="M15 94c-1 5-2 10-2 12 0 4 3 6 7 6 2 0 7-2 9-7 0-1 9-34 10-39 2-8 6-25 8-32 1-3 8-15 13-21 2-1 9-7 21-7 6 0 9 2 10 2-8 2-13 7-13 14 0 4 3 9 10 9 6 0 13-6 13-15 0-8-8-16-20-16-17 0-28 12-33 19-1-11-10-19-22-19-11 0-16 10-18 14-4 8-8 23-8 24 0 3 3 3 3 3 3 0 3 0 4-6 4-18 9-29 18-29 4 0 8 2 8 11 0 5-1 7-4 21z">
            <text:p/>
          </draw:path>
          <draw:path draw:style-name="gr4" draw:text-style-name="P5" draw:layer="layout" svg:width="0.065cm" svg:height="0.165cm" svg:x="15.65cm" svg:y="3.296cm" svg:viewBox="0 0 66 166" svg:d="M64 9c0-5-4-9-10-9s-13 6-13 13c0 4 3 9 9 9s14-6 14-13zM45 101c3-7 3-7 5-14 2-5 3-8 3-13 0-11-7-20-20-20-24 0-33 35-33 38 0 2 3 2 3 2 3 0 3 0 4-4 7-23 17-31 25-31 2 0 7 0 7 8 0 6-3 11-3 13-2 7-14 35-18 46-2 6-5 14-5 19 0 12 8 21 20 21 24 0 33-36 33-38 0-3-2-3-4-3s-2 1-3 5c-4 15-13 30-25 30-5 0-7-2-7-8s2-9 8-25z">
            <text:p/>
          </draw:path>
          <draw:path draw:style-name="gr4" draw:text-style-name="P5" draw:layer="layout" svg:width="0.133cm" svg:height="0.111cm" svg:x="15.735cm" svg:y="3.349cm" svg:viewBox="0 0 134 112" svg:d="M15 94c-1 5-2 10-2 12 0 4 3 6 7 6 2 0 7-2 9-7 0 0 3-12 4-18l6-23c1-5 2-10 4-16 1-4 3-12 3-12 4-8 17-30 40-30 11 0 13 9 13 17 0 15-11 47-16 57-2 6-2 9-2 12 0 11 9 20 20 20 23 0 33-36 33-38 0-3-3-3-4-3-2 0-2 1-3 5-5 17-14 30-25 30-5 0-6-2-6-7 0-7 2-13 4-18 5-13 16-40 16-54 0-17-12-27-29-27-23 0-34 16-39 22-1-14-11-22-22-22s-16 10-18 14c-4 8-8 23-8 24 0 3 3 3 3 3 3 0 3 0 4-6 4-18 9-29 18-29 5 0 8 2 8 11 0 5-1 7-4 21z">
            <text:p/>
          </draw:path>
          <draw:path draw:style-name="gr4" draw:text-style-name="P5" draw:layer="layout" svg:width="0.112cm" svg:height="0.158cm" svg:x="15.879cm" svg:y="3.349cm" svg:viewBox="0 0 113 159" svg:d="M113 16c0-1 0-3 0-4 0-4-2-7-7-7-2 0-9 2-9 10-5-9-14-15-23-15-29 0-59 34-59 70 0 24 14 39 33 39 14 0 26-12 28-14-5 22-8 32-8 33-1 2-9 26-36 26-4 0-12 0-19-2 7-2 10-9 10-13s-3-9-10-9c-5 0-13 5-13 15 0 9 9 14 33 14 31 0 49-19 52-33zM81 78c-2 6-7 12-13 17-5 4-13 8-20 8-12 0-16-12-16-22 0-12 7-41 14-54 7-12 17-21 28-21 16 0 19 19 19 21 0 1 0 2-1 3z">
            <text:p/>
          </draw:path>
          <draw:path draw:style-name="gr4" draw:text-style-name="P5" draw:layer="layout" svg:width="0.057cm" svg:height="0.245cm" svg:x="16.015cm" svg:y="3.274cm" svg:viewBox="0 0 58 246" svg:d="M58 123c0-19-3-49-17-77-14-30-36-46-38-46s-3 1-3 3l5 5c24 25 38 64 38 115 0 43-9 86-39 117-4 3-4 3-4 4s1 2 3 2 24-17 39-48c13-27 16-54 16-75z">
            <text:p/>
          </draw:path>
        </draw:g>
        <draw:connector draw:style-name="gr2" draw:text-style-name="P3" draw:layer="layout" draw:type="line" svg:x1="16.621cm" svg:y1="9.401cm" svg:x2="12.969cm" svg:y2="4.175cm" draw:start-shape="id6" draw:start-glue-point="6" draw:end-shape="id4" draw:end-glue-point="8" svg:d="M16621 9401l-3652-5226" svg:viewBox="0 0 3653 5227">
          <text:p/>
        </draw:connector>
        <draw:g>
          <svg:title>TexMaths</svg:title>
          <svg:desc>7§display§map(round)§svg§600§FALSE§</svg:desc>
          <draw:polygon draw:style-name="gr3" draw:text-style-name="P4" draw:layer="layout" svg:width="1.309cm" svg:height="0.244cm" draw:transform="rotate (-0.929562359612181) translate (14.8031960130802cm 6.29095168654544cm)" svg:viewBox="0 0 1310 245" draw:points="655,245 0,245 0,0 1310,0 1310,245">
            <text:p/>
          </draw:polygon>
          <draw:path draw:style-name="gr4" draw:text-style-name="P5" draw:layer="layout" svg:width="0.201cm" svg:height="0.111cm" draw:transform="rotate (-0.929562359612181) translate (14.7474577347426cm 6.3412907855061cm)" svg:viewBox="0 0 202 112" svg:d="M15 94c-1 5-2 10-2 12 0 4 3 6 7 6 2 0 7-2 9-7 0 0 2-12 5-18l4-23c2-5 4-10 5-16 1-4 3-12 3-12 4-8 17-30 40-30 11 0 13 9 13 17 0 6-1 13-3 20l-7 29-5 19c-1 5-3 13-3 15 0 4 4 6 7 6 8 0 9-6 11-14 4-14 13-50 15-60 1-3 14-32 41-32 10 0 13 8 13 17 0 14-11 42-15 55-3 6-3 9-3 14 0 11 8 20 20 20 23 0 32-36 32-38 0-3-2-3-3-3-2 0-2 1-4 5-3 13-11 30-25 30-4 0-6-2-6-7 0-7 3-13 5-18 5-13 15-40 15-54 0-17-10-27-29-27-18 0-30 11-40 24 0-3-1-11-8-18-6-5-14-6-20-6-22 0-35 16-39 22 0-14-11-22-22-22s-16 10-18 14c-5 9-8 23-8 24 0 3 3 3 3 3 3 0 3 0 4-6 4-18 9-29 18-29 4 0 8 2 8 11 0 5-1 7-4 21z">
            <text:p/>
          </draw:path>
          <draw:path draw:style-name="gr4" draw:text-style-name="P5" draw:layer="layout" svg:width="0.112cm" svg:height="0.111cm" draw:transform="rotate (-0.929562359612181) translate (14.8776428028434cm 6.51569321905312cm)" svg:viewBox="0 0 113 112" svg:d="M83 16c-5-9-12-16-24-16-28 0-59 36-59 73 0 23 13 39 33 39 5 0 17-1 32-18 2 10 11 18 22 18 10 0 15-6 19-13 4-10 7-25 7-25 0-3-2-3-2-3-3 0-3 2-4 5-4 16-9 30-19 30-7 0-8-6-8-11 0-6 1-7 4-18s3-13 6-22l8-35c2-7 2-7 2-8 0-4-3-7-7-7-6 0-10 5-10 11zM66 80c-1 5-1 5-4 9-12 14-21 17-28 17-13 0-17-13-17-23 0-12 8-42 14-54 8-14 19-23 29-23 16 0 20 20 20 21 0 2-1 3-2 4z">
            <text:p/>
          </draw:path>
          <draw:path draw:style-name="gr4" draw:text-style-name="P5" draw:layer="layout" svg:width="0.128cm" svg:height="0.156cm" draw:transform="rotate (-0.929562359612181) translate (14.944619043667cm 6.60541794370753cm)" svg:viewBox="0 0 129 157" svg:d="M19 139c-2 8-2 11-13 11-3 0-6 0-6 4 0 2 1 3 3 3 7 0 14-1 21-1 8 0 17 1 24 1 2 0 5 0 5-5 0-2-3-2-6-2-13 0-13-3-13-5s11-43 13-49c3 7 10 16 22 16 29 0 60-37 60-73 0-23-14-39-33-39-12 0-24 9-32 18-2-13-14-18-23-18-11 0-16 10-18 14-4 8-8 23-8 24 0 3 3 3 4 3 2 0 2 0 4-6 4-18 9-29 18-29 4 0 7 2 7 11 0 5 0 8-1 12zM62 32c2-7 9-14 14-17 8-8 15-9 19-9 11 0 16 8 16 23 0 14-8 42-12 52-9 18-21 25-30 25-16 0-19-20-19-21s0-2 0-5z">
            <text:p/>
          </draw:path>
          <draw:path draw:style-name="gr4" draw:text-style-name="P5" draw:layer="layout" svg:width="0.057cm" svg:height="0.245cm" draw:transform="rotate (-0.929562359612181) translate (15.0980329113237cm 6.68476164592876cm)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5" draw:layer="layout" svg:width="0.1cm" svg:height="0.111cm" draw:transform="rotate (-0.929562359612181) translate (15.0844319463861cm 6.79271830642362cm)" svg:viewBox="0 0 101 112" svg:d="M15 94c-1 5-2 10-2 12 0 4 3 6 7 6 2 0 7-2 9-7 0-1 9-34 9-39 3-8 7-25 9-32 1-3 8-15 13-21 2-1 9-7 20-7 7 0 10 2 11 2-8 2-13 7-13 14 0 4 2 9 9 9s14-6 14-15c0-8-8-16-21-16-16 0-27 12-32 19-1-11-10-19-22-19-11 0-16 10-18 14-5 8-8 23-8 24 0 3 3 3 3 3 3 0 3 0 4-6 4-18 9-29 18-29 4 0 8 2 8 11 0 5-1 7-4 21z">
            <text:p/>
          </draw:path>
          <draw:path draw:style-name="gr4" draw:text-style-name="P5" draw:layer="layout" svg:width="0.105cm" svg:height="0.111cm" draw:transform="rotate (-0.929562359612181) translate (15.1564314052714cm 6.88917238542711cm)" svg:viewBox="0 0 106 112" svg:d="M106 42c0-26-17-42-40-42-33 0-66 35-66 70 0 24 17 42 40 42 33 0 66-34 66-70zM40 106c-11 0-22-7-22-26 0-12 6-39 15-52 12-19 26-22 33-22 14 0 22 11 22 26 0 10-5 36-15 52-8 14-22 22-33 22z">
            <text:p/>
          </draw:path>
          <draw:path draw:style-name="gr4" draw:text-style-name="P5" draw:layer="layout" svg:width="0.126cm" svg:height="0.111cm" draw:transform="rotate (-0.929562359612181) translate (15.2259192551258cm 6.98226178725606cm)" svg:viewBox="0 0 127 112" svg:d="M79 96c3 10 12 16 22 16 9 0 14-6 19-13 4-10 7-25 7-25 0-3-2-3-3-3-2 0-3 2-4 5-2 13-7 30-18 30-5 0-8-3-8-11 0-6 3-17 5-26l7-26c1-4 4-14 5-17 1-6 3-15 3-17 0-4-3-6-7-6-1 0-8 0-10 8-4 18-15 62-18 75-1 1-10 20-29 20-12 0-14-10-14-20 0-13 6-33 13-50 3-7 4-11 4-16 0-11-8-20-20-20-24 0-33 36-33 38 0 3 3 3 3 3 3 0 3-1 4-5 6-21 15-30 25-30 2 0 6 0 6 7s-2 14-4 18c-10 24-14 39-14 51 0 24 16 30 30 30 16 0 25-11 29-16z">
            <text:p/>
          </draw:path>
          <draw:path draw:style-name="gr4" draw:text-style-name="P5" draw:layer="layout" svg:width="0.133cm" svg:height="0.111cm" draw:transform="rotate (-0.929562359612181) translate (15.3096395561553cm 7.09441769307408cm)" svg:viewBox="0 0 134 112" svg:d="M15 94c-1 5-2 10-2 12 0 4 3 6 7 6 2 0 7-2 9-7 0 0 3-12 5-18l4-23c3-5 4-10 5-16 1-4 3-12 3-12 4-8 17-30 41-30 11 0 13 9 13 17 0 15-13 47-16 57-2 6-3 9-3 12 0 11 9 20 20 20 24 0 33-36 33-38 0-3-2-3-3-3-2 0-2 1-4 5-5 17-13 30-25 30-4 0-6-2-6-7 0-7 3-13 5-18 5-13 14-40 14-54 0-17-10-27-28-27-22 0-34 16-38 22-1-14-12-22-23-22s-16 10-18 14c-5 8-8 23-8 24 0 3 3 3 3 3 3 0 3 0 4-6 4-18 9-29 18-29 5 0 8 2 8 11 0 5-1 7-4 21z">
            <text:p/>
          </draw:path>
          <draw:path draw:style-name="gr4" draw:text-style-name="P5" draw:layer="layout" svg:width="0.117cm" svg:height="0.173cm" draw:transform="rotate (-0.929562359612181) translate (15.4485038092683cm 7.17763615040273cm)" svg:viewBox="0 0 118 174" svg:d="M118 3c0 0 0-3-3-3-4 0-28 2-32 3-2 0-3 1-3 5 0 2 2 2 5 2 12 0 13 2 13 5l-1 5-14 58c-5-10-12-16-24-16-28 0-59 37-59 72 0 23 13 40 33 40 5 0 17-1 32-19 2 11 11 19 22 19 10 0 15-6 19-14s7-24 7-24c0-3-2-3-2-3-3 0-3 1-4 5-4 16-9 30-19 30-7 0-8-6-8-11 0-6 1-7 2-12zM66 142c-1 4-1 5-4 9-12 13-21 17-28 17-13 0-17-13-17-23 0-12 8-42 14-53 8-15 19-24 29-24 16 0 19 20 19 21 0 2 0 3-1 5z">
            <text:p/>
          </draw:path>
          <draw:path draw:style-name="gr4" draw:text-style-name="P5" draw:layer="layout" svg:width="0.057cm" svg:height="0.245cm" draw:transform="rotate (-0.929562359612181) translate (15.5384016947385cm 7.27470171053152cm)" svg:viewBox="0 0 58 246" svg:d="M58 123c0-19-3-49-17-77-14-30-36-46-38-46s-3 1-3 3l5 5c24 25 38 64 38 115 0 43-9 86-40 117-3 3-3 3-3 4s1 2 3 2 24-17 39-48c13-27 16-54 16-75z">
            <text:p/>
          </draw:path>
        </draw:g>
        <draw:connector draw:style-name="gr2" draw:text-style-name="P3" draw:layer="layout" draw:type="curve" svg:x1="12.969cm" svg:y1="4.175cm" svg:x2="16.621cm" svg:y2="9.401cm" draw:start-shape="id4" draw:start-glue-point="8" draw:end-shape="id6" draw:end-glue-point="6" svg:d="M12969 4175c0 3484 1217 5226 3652 5226" svg:viewBox="0 0 3653 5227">
          <text:p/>
        </draw:connector>
        <draw:g>
          <svg:title>TexMaths</svg:title>
          <svg:desc>7§display§map(toFloat)§svg§600§FALSE§</svg:desc>
          <draw:polygon draw:style-name="gr3" draw:text-style-name="P4" draw:layer="layout" svg:width="1.473cm" svg:height="0.244cm" draw:transform="rotate (-0.969879465333249) translate (13.6941770966237cm 7.15096051691292cm)" svg:viewBox="0 0 1474 245" draw:points="737,245 0,245 0,0 1474,0 1474,245">
            <text:p/>
          </draw:polygon>
          <draw:path draw:style-name="gr4" draw:text-style-name="P5" draw:layer="layout" svg:width="0.201cm" svg:height="0.111cm" draw:transform="rotate (-0.969879465333249) translate (13.6364576866831cm 7.1990158333937cm)" svg:viewBox="0 0 202 112" svg:d="M15 94c-1 5-2 10-2 12 0 4 3 6 7 6 2 0 7-2 9-7 0 0 3-12 5-18l5-23c1-5 3-10 4-16 1-4 3-12 3-12 4-8 17-30 40-30 11 0 13 9 13 17 0 6-1 13-3 20l-7 29-5 19c-1 5-3 13-3 15 0 4 4 6 7 6 8 0 9-6 11-14 4-14 13-50 15-60 1-3 14-32 41-32 10 0 13 8 13 17 0 14-10 42-15 55-2 6-3 9-3 14 0 11 8 20 20 20 23 0 32-36 32-38 0-3-2-3-2-3-3 0-3 1-5 5-3 13-11 30-25 30-4 0-5-2-5-7 0-7 2-13 4-18 5-13 15-40 15-54 0-17-10-27-29-27-18 0-30 11-39 24-1-3-2-11-9-18-5-5-14-6-20-6-22 0-34 16-39 22 0-14-11-22-22-22s-16 10-18 14c-4 9-8 23-8 24 0 3 3 3 3 3 3 0 3 0 4-6 4-18 9-29 18-29 4 0 8 2 8 11 0 5-1 7-4 21z">
            <text:p/>
          </draw:path>
          <draw:path draw:style-name="gr4" draw:text-style-name="P5" draw:layer="layout" svg:width="0.112cm" svg:height="0.111cm" draw:transform="rotate (-0.969879465333249) translate (13.7595868060523cm 7.37863954890295cm)" svg:viewBox="0 0 113 112" svg:d="M83 16c-5-9-12-16-23-16-29 0-60 36-60 73 0 23 13 39 33 39 5 0 17-1 32-18 2 10 11 18 23 18 9 0 14-6 18-13 4-10 7-25 7-25 0-3-2-3-2-3-3 0-3 2-4 5-4 16-9 30-19 30-7 0-7-6-7-11 0-6 0-7 3-18s3-13 6-22l8-35c2-7 2-7 2-8 0-4-3-7-7-7-6 0-10 5-10 11zM67 80c-2 5-2 5-5 9-12 14-21 17-28 17-13 0-16-13-16-23 0-12 7-42 14-54 7-14 18-23 28-23 16 0 20 20 20 21 0 2-1 3-2 4z">
            <text:p/>
          </draw:path>
          <draw:path draw:style-name="gr4" draw:text-style-name="P5" draw:layer="layout" svg:width="0.128cm" svg:height="0.156cm" draw:transform="rotate (-0.969879465333249) translate (13.8229329767889cm 7.4710504636344cm)" svg:viewBox="0 0 129 157" svg:d="M19 139c-2 8-2 11-13 11-3 0-6 0-6 4 0 2 1 3 4 3 6 0 13-1 20-1 8 0 17 1 24 1 2 0 5 0 5-5 0-2-3-2-6-2-13 0-13-3-13-5s11-43 13-49c3 7 10 16 22 16 29 0 60-37 60-73 0-23-14-39-33-39-12 0-24 9-32 18-2-13-14-18-23-18-11 0-16 10-18 14-4 8-8 23-8 24 0 3 3 3 4 3 2 0 2 0 4-6 4-18 9-29 18-29 4 0 7 2 7 11 0 5 0 8-1 12zM62 32c2-7 9-14 14-17 8-8 15-9 19-9 11 0 16 8 16 23 0 14-8 42-12 52-9 18-21 25-30 25-16 0-19-20-19-21s0-2 0-5z">
            <text:p/>
          </draw:path>
          <draw:path draw:style-name="gr4" draw:text-style-name="P5" draw:layer="layout" svg:width="0.057cm" svg:height="0.245cm" draw:transform="rotate (-0.969879465333249) translate (13.9730807693034cm 7.55659583674498cm)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5" draw:layer="layout" svg:width="0.075cm" svg:height="0.156cm" draw:transform="rotate (-0.969879465333249) translate (13.9912681214333cm 7.63751435846998cm)" svg:viewBox="0 0 76 157" svg:d="M46 56h23c5 0 7 0 7-5 0-3-2-3-7-3h-21c9-35 9-40 9-41 0-4-2-7-7-7 0 0-7 0-9 9l-10 39h-23c-5 0-8 0-8 5 0 3 2 3 7 3h22c-18 70-19 74-19 78 0 13 10 23 23 23 25 0 39-36 39-37 0-3-2-3-3-3-2 0-2 0-3 3-11 26-24 32-32 32-6 0-8-3-8-12 0-6 0-7 1-11z">
            <text:p/>
          </draw:path>
          <draw:path draw:style-name="gr4" draw:text-style-name="P5" draw:layer="layout" svg:width="0.105cm" svg:height="0.111cm" draw:transform="rotate (-0.969879465333249) translate (14.0070327854922cm 7.73961968457268cm)" svg:viewBox="0 0 106 112" svg:d="M106 42c0-26-17-42-39-42-34 0-67 35-67 70 0 24 17 42 40 42 33 0 66-34 66-70zM40 106c-11 0-22-7-22-26 0-12 7-39 15-52 12-19 27-22 33-22 15 0 22 11 22 26 0 10-5 36-14 52-9 14-23 22-34 22z">
            <text:p/>
          </draw:path>
          <draw:path draw:style-name="gr4" draw:text-style-name="P5" draw:layer="layout" svg:width="0.175cm" svg:height="0.167cm" draw:transform="rotate (-0.969879465333249) translate (14.1213903702401cm 7.80385479319271cm)" svg:viewBox="0 0 176 168" svg:d="M66 87h24c18 0 20 5 20 12 0 2 0 4-1 11-1 2-1 3-1 3 0 2 1 4 3 4s2-1 3-6l13-53c2-3 2-3 2-4s-1-3-4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5" draw:layer="layout" svg:width="0.052cm" svg:height="0.173cm" draw:transform="rotate (-0.969879465333249) translate (14.2335446897893cm 7.9612879372582cm)" svg:viewBox="0 0 53 174" svg:d="M53 3c0 0 0-3-3-3-6 0-24 2-30 3-2 0-5 0-5 5 0 2 3 2 6 2 12 0 13 3 13 5l-1 5-32 123c0 2-1 4-1 8 0 14 11 23 22 23 9 0 15-5 19-14 5-9 8-24 8-24 0-3-2-3-3-3-3 0-3 1-3 5-5 16-9 30-20 30-7 0-7-7-7-11 0-6 0-7 2-12z">
            <text:p/>
          </draw:path>
          <draw:path draw:style-name="gr4" draw:text-style-name="P5" draw:layer="layout" svg:width="0.105cm" svg:height="0.111cm" draw:transform="rotate (-0.969879465333249) translate (14.2267648152348cm 8.0601700450474cm)" svg:viewBox="0 0 106 112" svg:d="M106 42c0-26-17-42-39-42-34 0-67 35-67 70 0 24 17 42 40 42 33 0 66-34 66-70zM40 106c-11 0-22-7-22-26 0-12 7-39 15-52 12-19 27-22 33-22 15 0 22 11 22 26 0 10-5 36-14 52-9 14-23 22-34 22z">
            <text:p/>
          </draw:path>
          <draw:path draw:style-name="gr4" draw:text-style-name="P5" draw:layer="layout" svg:width="0.112cm" svg:height="0.111cm" draw:transform="rotate (-0.969879465333249) translate (14.2936742080753cm 8.15777907373249cm)" svg:viewBox="0 0 113 112" svg:d="M83 16c-5-9-12-16-23-16-29 0-60 36-60 73 0 23 13 39 33 39 5 0 17-1 32-18 2 10 11 18 23 18 9 0 14-6 18-13 4-10 7-25 7-25 0-3-2-3-2-3-3 0-3 2-4 5-4 16-9 30-19 30-7 0-7-6-7-11 0-6 0-7 3-18s3-13 6-22l8-35c2-7 2-7 2-8 0-4-3-7-7-7-6 0-10 5-10 11zM67 80c-2 5-2 5-5 9-12 14-21 17-28 17-13 0-16-13-16-23 0-12 7-42 14-54 7-14 18-23 28-23 16 0 20 20 20 21 0 2-1 3-2 4z">
            <text:p/>
          </draw:path>
          <draw:path draw:style-name="gr4" draw:text-style-name="P5" draw:layer="layout" svg:width="0.075cm" svg:height="0.156cm" draw:transform="rotate (-0.969879465333249) translate (14.4014345769528cm 8.23587503135611cm)" svg:viewBox="0 0 76 157" svg:d="M46 56h23c5 0 7 0 7-5 0-3-2-3-7-3h-21c9-35 9-40 9-41 0-4-2-7-7-7 0 0-7 0-9 9l-10 39h-23c-5 0-8 0-8 5 0 3 2 3 7 3h22c-18 70-19 74-19 78 0 13 10 23 23 23 25 0 39-36 39-37 0-3-2-3-3-3-2 0-2 0-3 3-11 26-24 32-32 32-6 0-8-3-8-12 0-6 0-7 1-11z">
            <text:p/>
          </draw:path>
          <draw:path draw:style-name="gr4" draw:text-style-name="P5" draw:layer="layout" svg:width="0.057cm" svg:height="0.245cm" draw:transform="rotate (-0.969879465333249) translate (14.4818297030317cm 8.29877099568193cm)" svg:viewBox="0 0 58 246" svg:d="M58 123c0-19-3-49-17-77-14-30-36-46-38-46s-3 1-3 3l5 5c24 25 38 64 38 115 0 43-9 86-39 117-4 3-4 3-4 4s1 2 3 2 24-17 39-48c13-27 16-54 16-75z">
            <text:p/>
          </draw:path>
        </draw:g>
        <draw:connector draw:style-name="gr5" draw:text-style-name="P3" draw:layer="layout" draw:type="line" svg:x1="17.641cm" svg:y1="8.874cm" svg:x2="17.891cm" svg:y2="4.202cm" draw:start-shape="id6" draw:end-shape="id5" draw:end-glue-point="8" svg:d="M17641 8874l250-4672" svg:viewBox="0 0 251 4673">
          <text:p/>
        </draw:connector>
        <draw:g>
          <svg:title>TexMaths</svg:title>
          <svg:desc>7§display§map(round).map(toString)§svg§600§FALSE§</svg:desc>
          <draw:polygon draw:style-name="gr3" draw:text-style-name="P4" draw:layer="layout" svg:width="2.971cm" svg:height="0.244cm" svg:x="16.482cm" svg:y="6.244cm" svg:viewBox="0 0 2972 245" draw:points="1486,245 0,245 0,0 2972,0 2972,245">
            <text:p/>
          </draw:polygon>
          <draw:path draw:style-name="gr4" draw:text-style-name="P5" draw:layer="layout" svg:width="0.201cm" svg:height="0.111cm" svg:x="16.489cm" svg:y="6.318cm" svg:viewBox="0 0 202 112" svg:d="M15 94c-1 5-2 10-2 12 0 4 3 6 7 6 2 0 7-2 9-7 0 0 2-12 5-18l4-23c2-5 4-10 5-16 1-4 3-12 3-12 4-8 17-30 40-30 11 0 13 9 13 17 0 6-1 13-3 20l-7 29-5 19c-1 5-3 13-3 15 0 4 4 6 7 6 8 0 9-6 11-14 4-14 13-50 15-60 1-3 14-32 41-32 10 0 13 8 13 17 0 14-11 42-15 55-3 6-3 9-3 14 0 11 8 20 20 20 23 0 32-36 32-38 0-3-2-3-3-3-2 0-2 1-4 5-3 13-11 30-25 30-4 0-6-2-6-7 0-7 3-13 5-18 5-13 15-40 15-54 0-17-10-27-29-27-18 0-30 11-40 24 0-3-1-11-8-18-6-5-14-6-20-6-22 0-35 16-39 22 0-14-11-22-22-22s-16 10-18 14c-5 9-8 23-8 24 0 3 3 3 3 3 3 0 3 0 4-6 4-18 9-29 18-29 4 0 8 2 8 11 0 5-1 7-4 21z">
            <text:p/>
          </draw:path>
          <draw:path draw:style-name="gr4" draw:text-style-name="P5" draw:layer="layout" svg:width="0.112cm" svg:height="0.111cm" svg:x="16.707cm" svg:y="6.318cm" svg:viewBox="0 0 113 112" svg:d="M83 16c-5-9-12-16-24-16-28 0-59 36-59 73 0 23 13 39 33 39 5 0 17-1 32-18 2 10 11 18 22 18 10 0 15-6 19-13 4-10 7-25 7-25 0-3-2-3-2-3-3 0-3 2-4 5-4 16-9 30-19 30-7 0-8-6-8-11 0-6 1-7 4-18s3-13 6-22l8-35c2-7 2-7 2-8 0-4-3-7-7-7-6 0-10 5-10 11zM66 80c-1 5-1 5-4 9-12 14-21 17-28 17-13 0-17-13-17-23 0-12 8-42 14-54 8-14 19-23 29-23 16 0 20 20 20 21 0 2-1 3-2 4z">
            <text:p/>
          </draw:path>
          <draw:path draw:style-name="gr4" draw:text-style-name="P5" draw:layer="layout" svg:width="0.128cm" svg:height="0.156cm" svg:x="16.819cm" svg:y="6.318cm" svg:viewBox="0 0 129 157" svg:d="M19 139c-2 8-2 11-13 11-3 0-6 0-6 4 0 2 1 3 3 3 7 0 14-1 21-1 8 0 17 1 24 1 2 0 5 0 5-5 0-2-3-2-6-2-13 0-13-3-13-5s11-43 13-49c3 7 10 16 22 16 29 0 60-37 60-73 0-23-14-39-33-39-12 0-24 9-32 18-2-13-14-18-23-18-11 0-16 10-18 14-4 8-8 23-8 24 0 3 3 3 4 3 2 0 2 0 4-6 4-18 9-29 18-29 4 0 7 2 7 11 0 5 0 8-1 12zM62 32c2-7 9-14 14-17 8-8 15-9 19-9 11 0 16 8 16 23 0 14-8 42-12 52-9 18-21 25-30 25-16 0-19-20-19-21s0-2 0-5z">
            <text:p/>
          </draw:path>
          <draw:path draw:style-name="gr4" draw:text-style-name="P5" draw:layer="layout" svg:width="0.057cm" svg:height="0.245cm" svg:x="16.974cm" svg:y="6.243cm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5" draw:layer="layout" svg:width="0.1cm" svg:height="0.111cm" svg:x="17.052cm" svg:y="6.318cm" svg:viewBox="0 0 101 112" svg:d="M15 94c-1 5-2 10-2 12 0 4 3 6 7 6 2 0 7-2 9-7 0-1 9-34 9-39 3-8 7-25 9-32 1-3 8-15 13-21 2-1 9-7 20-7 7 0 10 2 11 2-8 2-13 7-13 14 0 4 2 9 9 9s14-6 14-15c0-8-8-16-21-16-16 0-27 12-32 19-1-11-10-19-22-19-11 0-16 10-18 14-5 8-8 23-8 24 0 3 3 3 3 3 3 0 3 0 4-6 4-18 9-29 18-29 4 0 8 2 8 11 0 5-1 7-4 21z">
            <text:p/>
          </draw:path>
          <draw:path draw:style-name="gr4" draw:text-style-name="P5" draw:layer="layout" svg:width="0.105cm" svg:height="0.111cm" svg:x="17.173cm" svg:y="6.318cm" svg:viewBox="0 0 106 112" svg:d="M106 42c0-26-17-42-40-42-33 0-66 35-66 70 0 24 17 42 40 42 33 0 66-34 66-70zM40 106c-11 0-22-7-22-26 0-12 6-39 15-52 12-19 26-22 33-22 14 0 22 11 22 26 0 10-5 36-15 52-8 14-22 22-33 22z">
            <text:p/>
          </draw:path>
          <draw:path draw:style-name="gr4" draw:text-style-name="P5" draw:layer="layout" svg:width="0.126cm" svg:height="0.111cm" svg:x="17.289cm" svg:y="6.318cm" svg:viewBox="0 0 127 112" svg:d="M79 96c3 10 12 16 22 16 9 0 14-6 19-13 4-10 7-25 7-25 0-3-2-3-3-3-2 0-3 2-4 5-2 13-7 30-18 30-5 0-8-3-8-11 0-6 3-17 5-26l7-26c1-4 4-14 5-17 1-6 3-15 3-17 0-4-3-6-7-6-1 0-8 0-10 8-4 18-15 62-18 75-1 1-10 20-29 20-12 0-14-10-14-20 0-13 6-33 13-50 3-7 4-11 4-16 0-11-8-20-20-20-24 0-33 36-33 38 0 3 3 3 3 3 3 0 3-1 4-5 6-21 15-30 25-30 2 0 6 0 6 7s-2 14-4 18c-10 24-14 39-14 51 0 24 16 30 30 30 16 0 25-11 29-16z">
            <text:p/>
          </draw:path>
          <draw:path draw:style-name="gr4" draw:text-style-name="P5" draw:layer="layout" svg:width="0.133cm" svg:height="0.111cm" svg:x="17.429cm" svg:y="6.318cm" svg:viewBox="0 0 134 112" svg:d="M15 94c-1 5-2 10-2 12 0 4 3 6 7 6 2 0 7-2 9-7 0 0 3-12 5-18l4-23c3-5 4-10 5-16 1-4 3-12 3-12 4-8 17-30 41-30 11 0 13 9 13 17 0 15-13 47-16 57-2 6-3 9-3 12 0 11 9 20 20 20 24 0 33-36 33-38 0-3-2-3-3-3-2 0-2 1-4 5-5 17-13 30-25 30-4 0-6-2-6-7 0-7 3-13 5-18 5-13 14-40 14-54 0-17-10-27-28-27-22 0-34 16-38 22-1-14-12-22-23-22s-16 10-18 14c-5 8-8 23-8 24 0 3 3 3 3 3 3 0 3 0 4-6 4-18 9-29 18-29 5 0 8 2 8 11 0 5-1 7-4 21z">
            <text:p/>
          </draw:path>
          <draw:path draw:style-name="gr4" draw:text-style-name="P5" draw:layer="layout" svg:width="0.117cm" svg:height="0.173cm" svg:x="17.579cm" svg:y="6.257cm" svg:viewBox="0 0 118 174" svg:d="M118 3c0 0 0-3-3-3-4 0-28 2-32 3-2 0-3 1-3 5 0 2 2 2 5 2 12 0 13 2 13 5l-1 5-14 58c-5-10-12-16-24-16-28 0-59 37-59 72 0 23 13 40 33 40 5 0 17-1 32-19 2 11 11 19 22 19 10 0 15-6 19-14s7-24 7-24c0-3-2-3-2-3-3 0-3 1-4 5-4 16-9 30-19 30-7 0-8-6-8-11 0-6 1-7 2-12zM66 142c-1 4-1 5-4 9-12 13-21 17-28 17-13 0-17-13-17-23 0-12 8-42 14-53 8-15 19-24 29-24 16 0 19 20 19 21 0 2 0 3-1 5z">
            <text:p/>
          </draw:path>
          <draw:path draw:style-name="gr4" draw:text-style-name="P5" draw:layer="layout" svg:width="0.057cm" svg:height="0.245cm" svg:x="17.71cm" svg:y="6.243cm" svg:viewBox="0 0 58 246" svg:d="M58 123c0-19-3-49-17-77-14-30-36-46-38-46s-3 1-3 3l5 5c24 25 38 64 38 115 0 43-9 86-40 117-3 3-3 3-3 4s1 2 3 2 24-17 39-48c13-27 16-54 16-75z">
            <text:p/>
          </draw:path>
          <draw:path draw:style-name="gr4" draw:text-style-name="P5" draw:layer="layout" svg:width="0.026cm" svg:height="0.026cm" svg:x="17.813cm" svg:y="6.401cm" svg:viewBox="0 0 27 27" svg:d="M27 13c0-7-6-13-14-13-7 0-13 6-13 13 0 8 6 14 13 14 8 0 14-6 14-14z">
            <text:p/>
          </draw:path>
          <draw:path draw:style-name="gr4" draw:text-style-name="P5" draw:layer="layout" svg:width="0.201cm" svg:height="0.111cm" svg:x="17.867cm" svg:y="6.318cm" svg:viewBox="0 0 202 112" svg:d="M15 94c-1 5-2 10-2 12 0 4 3 6 7 6 2 0 7-2 9-7 0 0 2-12 5-18l4-23c2-5 4-10 5-16 1-4 3-12 3-12 4-8 17-30 40-30 11 0 13 9 13 17 0 6-1 13-3 20l-7 29-5 19c-1 5-3 13-3 15 0 4 4 6 7 6 8 0 9-6 11-14 4-14 13-50 15-60 1-3 14-32 41-32 10 0 13 8 13 17 0 14-11 42-15 55-3 6-3 9-3 14 0 11 8 20 20 20 23 0 32-36 32-38 0-3-2-3-3-3-2 0-2 1-4 5-3 13-11 30-25 30-4 0-6-2-6-7 0-7 3-13 5-18 5-13 15-40 15-54 0-17-10-27-29-27-18 0-30 11-40 24 0-3-1-11-8-18-6-5-14-6-20-6-22 0-35 16-39 22 0-14-11-22-22-22s-16 10-18 14c-5 9-8 23-8 24 0 3 3 3 3 3 3 0 3 0 4-6 4-18 9-29 18-29 4 0 8 2 8 11 0 5-1 7-4 21z">
            <text:p/>
          </draw:path>
          <draw:path draw:style-name="gr4" draw:text-style-name="P5" draw:layer="layout" svg:width="0.112cm" svg:height="0.111cm" svg:x="18.085cm" svg:y="6.318cm" svg:viewBox="0 0 113 112" svg:d="M83 16c-5-9-12-16-24-16-28 0-59 36-59 73 0 23 13 39 33 39 5 0 17-1 32-18 2 10 11 18 22 18 10 0 15-6 19-13 4-10 7-25 7-25 0-3-2-3-2-3-3 0-3 2-4 5-4 16-9 30-19 30-7 0-8-6-8-11 0-6 1-7 4-18s3-13 6-22l8-35c2-7 2-7 2-8 0-4-3-7-7-7-6 0-10 5-10 11zM66 80c-1 5-1 5-4 9-12 14-21 17-28 17-13 0-17-13-17-23 0-12 8-42 14-54 8-14 19-23 29-23 16 0 20 20 20 21 0 2-1 3-2 4z">
            <text:p/>
          </draw:path>
          <draw:path draw:style-name="gr4" draw:text-style-name="P5" draw:layer="layout" svg:width="0.128cm" svg:height="0.156cm" svg:x="18.197cm" svg:y="6.318cm" svg:viewBox="0 0 129 157" svg:d="M19 139c-2 8-2 11-13 11-3 0-6 0-6 4 0 2 1 3 3 3 7 0 14-1 21-1 8 0 17 1 24 1 2 0 5 0 5-5 0-2-3-2-6-2-13 0-13-3-13-5s11-43 13-49c3 7 10 16 22 16 29 0 60-37 60-73 0-23-14-39-33-39-12 0-24 9-32 18-2-13-14-18-23-18-11 0-16 10-18 14-4 8-8 23-8 24 0 3 3 3 3 3 3 0 3 0 4-6 5-18 10-29 19-29 4 0 7 2 7 11 0 5 0 8-1 12zM62 32c2-7 9-14 14-17 8-8 15-9 19-9 11 0 16 8 16 23 0 14-8 42-12 52-9 18-21 25-30 25-16 0-19-20-19-21s0-2 0-5z">
            <text:p/>
          </draw:path>
          <draw:path draw:style-name="gr4" draw:text-style-name="P5" draw:layer="layout" svg:width="0.057cm" svg:height="0.245cm" svg:x="18.352cm" svg:y="6.243cm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5" draw:layer="layout" svg:width="0.075cm" svg:height="0.156cm" svg:x="18.429cm" svg:y="6.274cm" svg:viewBox="0 0 76 157" svg:d="M45 56h24c4 0 7 0 7-5 0-3-3-3-7-3h-21c9-35 9-40 9-41 0-4-2-7-7-7 0 0-7 0-9 9l-10 39h-23c-5 0-8 0-8 5 0 3 2 3 7 3h22c-18 70-19 74-19 78 0 13 10 23 23 23 25 0 39-36 39-37 0-3-2-3-3-3-2 0-3 0-3 3-11 26-24 32-32 32-6 0-8-3-8-12 0-6 0-7 1-11z">
            <text:p/>
          </draw:path>
          <draw:path draw:style-name="gr4" draw:text-style-name="P5" draw:layer="layout" svg:width="0.105cm" svg:height="0.111cm" svg:x="18.522cm" svg:y="6.318cm" svg:viewBox="0 0 106 112" svg:d="M106 42c0-26-17-42-40-42-33 0-66 35-66 70 0 24 17 42 40 42 33 0 66-34 66-70zM40 106c-11 0-22-7-22-26 0-12 6-39 15-52 12-19 26-22 33-22 14 0 22 11 22 26 0 10-5 36-15 52-8 14-22 22-33 22z">
            <text:p/>
          </draw:path>
          <draw:path draw:style-name="gr4" draw:text-style-name="P5" draw:layer="layout" svg:width="0.145cm" svg:height="0.179cm" svg:x="18.643cm" svg:y="6.254cm" svg:viewBox="0 0 146 180" svg:d="M146 3c0-2 0-3-2-3-1 0-2 0-5 3l-12 14c-6-11-19-17-35-17-31 0-61 29-61 58 0 20 13 31 26 35l26 7c9 2 23 6 23 26 0 22-20 46-44 46-17 0-44-6-44-36 0-6 2-12 2-14v-1c0-3-1-3-3-3-1 0-2 0-2 1-1 1-15 57-15 58s1 3 3 3c1 0 1-1 4-5l13-14c10 15 27 19 41 19 33 0 63-33 63-64 0-17-9-26-12-29-6-6-10-7-32-12-5-2-14-4-16-4-7-3-15-10-15-23 0-20 20-41 43-41 21 0 35 10 35 38 0 8 0 12 0 14 0 0 0 3 2 3 3 0 3-1 4-5z">
            <text:p/>
          </draw:path>
          <draw:path draw:style-name="gr4" draw:text-style-name="P5" draw:layer="layout" svg:width="0.075cm" svg:height="0.156cm" svg:x="18.801cm" svg:y="6.274cm" svg:viewBox="0 0 76 157" svg:d="M45 56h24c4 0 7 0 7-5 0-3-3-3-7-3h-21c9-35 9-40 9-41 0-4-2-7-7-7 0 0-7 0-9 9l-10 39h-23c-5 0-8 0-8 5 0 3 2 3 7 3h22c-18 70-19 74-19 78 0 13 10 23 23 23 25 0 39-36 39-37 0-3-2-3-3-3-2 0-3 0-3 3-11 26-24 32-32 32-6 0-8-3-8-12 0-6 0-7 1-11z">
            <text:p/>
          </draw:path>
          <draw:path draw:style-name="gr4" draw:text-style-name="P5" draw:layer="layout" svg:width="0.1cm" svg:height="0.111cm" svg:x="18.891cm" svg:y="6.318cm" svg:viewBox="0 0 101 112" svg:d="M15 94c-1 5-2 10-2 12 0 4 3 6 7 6 2 0 7-2 9-7 0-1 9-34 9-39 3-8 7-25 9-32 1-3 8-15 13-21 2-1 9-7 20-7 7 0 10 2 11 2-8 2-13 7-13 14 0 4 2 9 9 9s14-6 14-15c0-8-8-16-21-16-16 0-27 12-32 19-1-11-10-19-22-19-11 0-16 10-18 14-5 8-8 23-8 24 0 3 3 3 3 3 3 0 3 0 4-6 4-18 9-29 18-29 4 0 8 2 8 11 0 5-1 7-4 21z">
            <text:p/>
          </draw:path>
          <draw:path draw:style-name="gr4" draw:text-style-name="P5" draw:layer="layout" svg:width="0.065cm" svg:height="0.165cm" svg:x="19.008cm" svg:y="6.265cm" svg:viewBox="0 0 66 166" svg:d="M64 9c0-5-4-9-10-9s-13 6-13 13c0 4 3 9 9 9s14-6 14-13zM45 101c3-7 3-7 5-14 2-5 3-8 3-13 0-11-8-20-20-20-24 0-33 35-33 38 0 2 3 2 3 2 3 0 3 0 4-4 7-23 17-31 25-31 2 0 6 0 6 8 0 6-2 11-2 13-2 7-14 35-18 46-2 6-5 14-5 19 0 12 8 21 20 21 24 0 33-36 33-38 0-3-2-3-4-3s-2 1-3 5c-4 15-13 30-25 30-5 0-7-2-7-8s2-9 8-25z">
            <text:p/>
          </draw:path>
          <draw:path draw:style-name="gr4" draw:text-style-name="P5" draw:layer="layout" svg:width="0.133cm" svg:height="0.111cm" svg:x="19.093cm" svg:y="6.318cm" svg:viewBox="0 0 134 112" svg:d="M15 94c-1 5-2 10-2 12 0 4 3 6 7 6 2 0 7-2 9-7 0 0 2-12 4-18l5-23c2-5 3-10 5-16 1-4 2-12 3-12 4-8 17-30 40-30 11 0 13 9 13 17 0 15-12 47-16 57-2 6-2 9-2 12 0 11 9 20 20 20 23 0 33-36 33-38 0-3-3-3-4-3-2 0-2 1-3 5-5 17-14 30-26 30-4 0-5-2-5-7 0-7 2-13 4-18 5-13 15-40 15-54 0-17-11-27-28-27-23 0-35 16-39 22-1-14-11-22-22-22s-16 10-18 14c-5 8-8 23-8 24 0 3 3 3 3 3 3 0 3 0 4-6 4-18 9-29 18-29 5 0 8 2 8 11 0 5-1 7-4 21z">
            <text:p/>
          </draw:path>
          <draw:path draw:style-name="gr4" draw:text-style-name="P5" draw:layer="layout" svg:width="0.112cm" svg:height="0.158cm" svg:x="19.236cm" svg:y="6.318cm" svg:viewBox="0 0 113 159" svg:d="M113 16c0-1 0-3 0-4 0-4-2-7-7-7-2 0-9 2-9 10-5-9-14-15-24-15-28 0-58 34-58 70 0 24 14 39 33 39 14 0 25-12 28-14-5 22-8 32-8 33-1 2-9 26-36 26-4 0-12 0-19-2 7-2 10-9 10-13s-3-9-10-9c-5 0-13 5-13 15 0 9 9 14 33 14 31 0 49-19 52-33zM80 78c-1 6-7 12-12 17-5 4-13 8-20 8-12 0-16-12-16-22 0-12 7-41 13-54 7-12 18-21 28-21 17 0 20 19 20 21 0 1 0 2-1 3z">
            <text:p/>
          </draw:path>
          <draw:path draw:style-name="gr4" draw:text-style-name="P5" draw:layer="layout" svg:width="0.057cm" svg:height="0.245cm" svg:x="19.372cm" svg:y="6.243cm" svg:viewBox="0 0 58 246" svg:d="M58 123c0-19-3-49-17-77-14-30-36-46-38-46s-3 1-3 3l5 5c24 25 38 64 38 115 0 43-9 86-40 117-3 3-3 3-3 4s1 2 3 2 24-17 39-48c13-27 16-54 16-75z">
            <text:p/>
          </draw:path>
        </draw:g>
        <draw:custom-shape draw:style-name="gr9" draw:text-style-name="P7" draw:layer="layout" svg:width="1.651cm" svg:height="0.508cm" svg:x="10.525cm" svg:y="6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2:34:52.047453000</meta:creation-date>
    <dc:date>2016-03-14T15:02:35.595266992</dc:date>
    <meta:editing-duration>PT1H13M12S</meta:editing-duration>
    <meta:editing-cycles>13</meta:editing-cycles>
    <meta:generator>LibreOffice/5.0.5.2$Linux_X86_64 LibreOffice_project/00m0$Build-2</meta:generator>
    <meta:document-statistic meta:object-count="128"/>
  </office:meta>
</office:document-meta>
</file>